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9.072cm" svg:x="11.61cm" svg:y="0cm">
            <draw:object draw:notify-on-update-of-ranges="Sheet1.A1:Sheet1.A7 Sheet1.B1:Sheet1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</table:table>
      <table:table table:name="Sheet2" table:style-name="ta1">
        <table:shapes>
          <draw:frame draw:z-index="0" draw:style-name="gr1" svg:width="15.997cm" svg:height="9.005cm" svg:x="10.16cm" svg:y="1.222cm">
            <draw:object draw:notify-on-update-of-ranges="Sheet2.A1:Sheet2.A8 Sheet2.B1:Sheet2.B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0">00/00/0000</text:date>, <text:time style:data-style-name="N2" text:time-value="0000-00-00T11:32:5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ra </meta:initial-creator>
    <meta:creation-date>2014-05-10T10:45:15</meta:creation-date>
    <dc:date>2014-05-10T11:57:19</dc:date>
    <dc:creator>antra </dc:creator>
    <meta:editing-duration>PT21M44S</meta:editing-duration>
    <meta:editing-cycles>7</meta:editing-cycles>
    <meta:generator>LibreOffice/3.6$Linux_x86 LibreOffice_project/360m1$Build-2</meta:generator>
    <meta:document-statistic meta:table-count="2" meta:cell-count="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73cm" xlink:href=".." xlink:type="simple" chart:class="chart:scatter" chart:style-name="ch1">
        <chart:title svg:x="6.038cm" svg:y="0.317cm" chart:style-name="ch2">
          <text:p>KMeans Clustering</text:p>
        </chart:title>
        <chart:subtitle svg:x="4.847cm" svg:y="1.277cm" chart:style-name="ch3">
          <text:p>points=7, dimensions=2, clusters=2</text:p>
        </chart:subtitle>
        <chart:legend chart:legend-position="end" svg:x="13.736cm" svg:y="4.237cm" style:legend-expansion="high" chart:style-name="ch4"/>
        <chart:plot-area chart:style-name="ch5" table:cell-range-address="Sheet1.A1:Sheet1.B7" svg:x="1.331cm" svg:y="2.322cm" svg:width="11.766cm" svg:height="5.589cm">
          <chartooo:coordinate-region svg:x="1.767cm" svg:y="2.521cm" svg:width="11.09cm" svg:height="4.743cm"/>
          <chart:axis chart:dimension="x" chart:name="primary-x" chart:style-name="ch6">
            <chart:title svg:x="6.257cm" svg:y="8.092cm" chart:style-name="ch7">
              <text:p>x-coordinate</text:p>
            </chart:title>
          </chart:axis>
          <chart:axis chart:dimension="y" chart:name="primary-y" chart:style-name="ch6">
            <chart:title svg:x="0.451cm" svg:y="6.073cm" chart:style-name="ch8">
              <text:p>y-coordinate</text:p>
            </chart:title>
            <chart:grid chart:style-name="ch9" chart:class="major"/>
          </chart:axis>
          <chart:series chart:style-name="ch10" chart:values-cell-range-address="Sheet1.B1:Sheet1.B7" chart:class="chart:scatter">
            <chart:domain table:cell-range-address="Sheet1.A1:Sheet1.A7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7</svg:desc>
                </draw:g>
              </table:table-cell>
              <table:table-cell office:value-type="float" office:value="1">
                <text:p>1</text:p>
                <draw:g>
                  <svg:desc>Sheet1.B1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037cm" svg:y="0.316cm" chart:style-name="ch2">
          <text:p>KMeans Clustering</text:p>
        </chart:title>
        <chart:subtitle svg:x="4.846cm" svg:y="1.275cm" chart:style-name="ch3">
          <text:p>points=8, dimensions=2, clusters=3</text:p>
        </chart:subtitle>
        <chart:legend chart:legend-position="end" svg:x="13.735cm" svg:y="4.204cm" style:legend-expansion="high" chart:style-name="ch4"/>
        <chart:plot-area chart:style-name="ch5" table:cell-range-address="Sheet2.A1:Sheet2.B8" svg:x="1.33cm" svg:y="2.318cm" svg:width="11.767cm" svg:height="5.527cm">
          <chartooo:coordinate-region svg:x="1.951cm" svg:y="2.517cm" svg:width="10.959cm" svg:height="4.681cm"/>
          <chart:axis chart:dimension="x" chart:name="primary-x" chart:style-name="ch6">
            <chart:title svg:x="6.256cm" svg:y="8.025cm" chart:style-name="ch7">
              <text:p>x-coordinate</text:p>
            </chart:title>
          </chart:axis>
          <chart:axis chart:dimension="y" chart:name="primary-y" chart:style-name="ch6">
            <chart:title svg:x="0.451cm" svg:y="6.038cm" chart:style-name="ch8">
              <text:p>y-coordinate</text:p>
            </chart:title>
            <chart:grid chart:style-name="ch9" chart:class="major"/>
          </chart:axis>
          <chart:series chart:style-name="ch10" chart:values-cell-range-address="Sheet2.B1:Sheet2.B8" chart:class="chart:scatter">
            <chart:domain table:cell-range-address="Sheet2.A1:Sheet2.A8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2.A1:Sheet2.A8</svg:desc>
                </draw:g>
              </table:table-cell>
              <table:table-cell office:value-type="float" office:value="2">
                <text:p>2</text:p>
                <draw:g>
                  <svg:desc>Sheet2.B1:Sheet2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